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Myenv) priya@gpuwks:~/Documents/kmeans$ python3 cluster_Old.py </text:p>
      <text:p text:style-name="Standard">[242617 <text:s text:c="2"/>4797]</text:p>
      <text:p text:style-name="Standard">Initial error value is computed as <text:s/>580.3300784898195</text:p>
      <text:p text:style-name="Standard"/>
      <text:p text:style-name="Standard">Error is computed as <text:s/>822.2021998752517</text:p>
      <text:p text:style-name="Standard"/>
      <text:p text:style-name="Standard">Error is computed as <text:s/>24.861727058735593</text:p>
      <text:p text:style-name="Standard"/>
      <text:p text:style-name="Standard">Error is computed as <text:s/>12.73068971551484</text:p>
      <text:p text:style-name="Standard"/>
      <text:p text:style-name="Standard">Error is computed as <text:s/>6.947567476966521</text:p>
      <text:p text:style-name="Standard"/>
      <text:p text:style-name="Standard">Error is computed as <text:s/>13.831090770907679</text:p>
      <text:p text:style-name="Standard"/>
      <text:p text:style-name="Standard">Error is computed as <text:s/>8.112285767487341</text:p>
      <text:p text:style-name="Standard"/>
      <text:p text:style-name="Standard">Error is computed as <text:s/>19.264664873051224</text:p>
      <text:p text:style-name="Standard"/>
      <text:p text:style-name="Standard">Error is computed as <text:s/>18.186682703520155</text:p>
      <text:p text:style-name="Standard"/>
      <text:p text:style-name="Standard">Error is computed as <text:s/>15.286771905970896</text:p>
      <text:p text:style-name="Standard"/>
      <text:p text:style-name="Standard">Error is computed as <text:s/>6.136781475170237</text:p>
      <text:p text:style-name="Standard"/>
      <text:p text:style-name="Standard">Error is computed as <text:s/>11.224869242745486</text:p>
      <text:p text:style-name="Standard"/>
      <text:p text:style-name="Standard">Error is computed as <text:s/>10.788362565192354</text:p>
      <text:p text:style-name="Standard"/>
      <text:p text:style-name="Standard">Error is computed as <text:s/>5.104661057573152</text:p>
      <text:p text:style-name="Standard"/>
      <text:p text:style-name="Standard">Error is computed as <text:s/>6.262309955437777</text:p>
      <text:p text:style-name="Standard"/>
      <text:p text:style-name="Standard">Error is computed as <text:s/>7.7608910708998895</text:p>
      <text:p text:style-name="Standard"/>
      <text:p text:style-name="Standard">Error is computed as <text:s/>0.0</text:p>
      <text:p text:style-name="Standard">(Myenv) priya@gpuwks:~/Documents/kmeans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21:35:59.597793867</meta:creation-date>
    <dc:date>2019-09-17T21:36:14.197517864</dc:date>
    <meta:editing-duration>PT18S</meta:editing-duration>
    <meta:editing-cycles>1</meta:editing-cycles>
    <meta:document-statistic meta:table-count="0" meta:image-count="0" meta:object-count="0" meta:page-count="1" meta:paragraph-count="20" meta:word-count="95" meta:character-count="791" meta:non-whitespace-character-count="695"/>
    <meta:generator>LibreOffice/6.1.6.3$Linux_X86_64 LibreOffice_project/10$Build-3</meta:generator>
  </office:meta>
</office:document-meta>
</file>